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Helvetica, sans-serif"/>
    <style:font-face style:name="Roboto1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1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4">
      <style:text-properties style:text-underline-style="solid" style:text-underline-width="auto" style:text-underline-color="font-color"/>
    </style:style>
    <style:style style:name="P5" style:family="paragraph" style:parent-style-name="Standard" style:list-style-name="L2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00cc00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color="#00cc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 style:list-style-name="L12">
      <style:text-properties style:text-underline-style="none" fo:font-weight="bold" style:font-weight-asian="bold" style:font-weight-complex="bold"/>
    </style:style>
    <style:style style:name="P10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4"/>
    <style:style style:name="P12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style:font-size-asian="13pt" style:font-size-complex="13pt"/>
    </style:style>
    <style:style style:name="T6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ww.bing.com/search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69116044281728020" text:style-name="L1">
        <text:list-item>
          <text:p text:style-name="P12"><text:span text:style-name="T3">Affichez une invite lorsque vous attendez une nouvelle commande.</text:span></text:p>
        </text:list-item>
      </text:list>
      <text:p text:style-name="P6">OK</text:p>
      <text:p text:style-name="P1"><text:span text:style-name="T2"/></text:p>
      <text:list xml:id="list8494558288027275896" text:style-name="L2">
        <text:list-item>
          <text:p text:style-name="P5"><text:span text:style-name="T7">Avo</text:span>ir un historique de travail.</text:p>
        </text:list-item>
      </text:list>
      <text:p text:style-name="P7">OK</text:p>
      <text:p text:style-name="P1"><text:span text:style-name="T2"/></text:p>
      <text:list xml:id="list384295324786854146" text:style-name="L4">
        <text:list-item>
          <text:p text:style-name="P2"><text:span text:style-name="T7">Recherchez et lancez le bon exécutable (en fonction de la variable PATH ou à l’aide d’un relative ou un chemin absolu)</text:span></text:p>
          <text:p text:style-name="P2"><text:span text:style-name="T8">- à gérer <text:s text:c="2"/>| <text:s/>&lt; &gt; <text:s/>&amp;</text:span></text:p>
          <text:p text:style-name="P2"><text:span text:style-name="T8">- ne pas gérer " ou ' ou les autres non requis pour le sujet</text:span></text:p>
          <text:p text:style-name="P2"><text:span text:style-name="T8">- </text:span><text:span text:style-name="T5">caractères aux comportements bizarres <text:s text:c="3"/>"" <text:s/>'' <text:s/>$</text:span></text:p>
          <text:p text:style-name="P2"><text:span text:style-name="T5">- liste chaînée</text:span></text:p>
          <text:p text:style-name="P2"><text:span text:style-name="T5">- PATH</text:span></text:p>
          <text:p text:style-name="P2"><text:span text:style-name="T5">- Modif du PATH dans la ligne de commande PATH=NULL, cmd, erreur</text:span></text:p>
          <text:p text:style-name="P2"><text:span text:style-name="T5"/></text:p>
        </text:list-item>
        <text:list-item>
          <text:p text:style-name="P2"><text:span text:style-name="T7">N’utilisez pas plus d’une variable globale. Pensez-y. Vous devrez expliquer</text:span></text:p>
          <text:p text:style-name="P11"><text:span text:style-name="T5">on doit s'en servir pour le signal d'arrêt</text:span></text:p>
          <text:p text:style-name="P11"><text:span text:style-name="T5"/></text:p>
        </text:list-item>
        <text:list-item>
          <text:p text:style-name="P4"><text:span text:style-name="T9">Handle ' (guillemet unique) qui devrait empêcher le shell d’interpréter le méta-</text:span></text:p>
          <text:p text:style-name="P4"><text:span text:style-name="T9">caractères dans la séquence entre guillemets.</text:span></text:p>
          <text:p text:style-name="P11"><text:span text:style-name="T6"/></text:p>
        </text:list-item>
        <text:list-item>
          <text:p text:style-name="P2"><text:span text:style-name="T7">Handle " (guillemet double) qui devrait empêcher le shell d’interpréter le méta-</text:span></text:p>
          <text:p text:style-name="P2"><text:span text:style-name="T7">caractères dans la séquence entre guillemets, à l’exception de $ (signe dollar).</text:span></text:p>
          <text:p text:style-name="P2"><text:span text:style-name="T7"/></text:p>
          <text:p text:style-name="P2"><text:span text:style-name="T7">echo 'kfjgkdfj</text:span></text:p>
          <text:p text:style-name="P2"><text:span text:style-name="T7">echo dlgjsjd"</text:span></text:p>
          <text:p text:style-name="P2"><text:span text:style-name="T7"/></text:p>
        </text:list-item>
      </text:list>
      <text:p text:style-name="P1"><text:span text:style-name="T7">gestion sans guillemet</text:span></text:p>
      <text:p text:style-name="P1"><text:span text:style-name="T7"/></text:p>
      <text:list xml:id="list36577739" text:continue-numbering="true" text:style-name="L4">
        <text:list-header>
          <text:p text:style-name="P2"><text:span text:style-name="T7">echo <text:s/>ff <text:s text:c="2"/>ff</text:span></text:p>
          <text:p text:style-name="P2"><text:span text:style-name="T7">echo 'ff'</text:span></text:p>
          <text:p text:style-name="P2"><text:span text:style-name="T7">grep "ff"</text:span></text:p>
        </text:list-header>
      </text:list>
      <text:p text:style-name="P1"><text:span text:style-name="T7"/></text:p>
      <text:p text:style-name="P1">7) • Mettre en œuvre des redirections :</text:p>
      <text:p text:style-name="Standard">&lt; doit rediriger l’entrée</text:p>
      <text:p text:style-name="Standard">&gt; doit rediriger la sortie.</text:p>
      <text:p text:style-name="Standard">&lt;&lt; doit recevoir un délimiteur, puis lire l’entrée jusqu’à ce qu’une ligne contenant le délimiteur soit visible. Cependant, il n’est pas nécessaire de mettre à jour l’historique!</text:p>
      <text:p text:style-name="Standard">&gt;&gt; doit rediriger la sortie en mode ajout.</text:p>
      <text:p text:style-name="Standard"/>
      <text:p text:style-name="P1">8) Implémenter des tuyaux (caractère |). La sortie de chaque commande dans le pipeline est</text:p>
      <text:p text:style-name="P1">connecté à l’entrée de la commande suivante via un tuyau.</text:p>
      <text:p text:style-name="Standard"/>
      <text:p text:style-name="P1">9) Gérer les variables d’environnement ($ suivi d’une séquence de caractères) qui</text:p>
      <text:p text:style-name="P1">devraient s’étendre à leurs valeurs.</text:p>
      <text:p text:style-name="P1"/>
      <text:p text:style-name="P1">10) Manipuler $? qui doit s’étendre à l’état de sortie de la dernière exécution</text:p>
      <text:p text:style-name="P1">pipeline de premier plan.</text:p>
      <text:list xml:id="list4713794760149912778" text:style-name="L10">
        <text:list-item>
          <text:p text:style-name="P10">regarder 127, 0, les chiffres avant command not found</text:p>
        </text:list-item>
      </text:list>
      <text:p text:style-name="P1"/>
      <text:list xml:id="list6764598813634107904" text:style-name="L11">
        <text:list-item>
          <text:p text:style-name="P3"><text:soft-page-break/>Gérez ctrl-C, ctrl-D et ctrl- qui devraient se comporter comme dans bash</text:p>
        </text:list-item>
      </text:list>
      <text:list xml:id="list8587674192506070338" text:style-name="L12">
        <text:list-item>
          <text:p text:style-name="P9">signaux</text:p>
        </text:list-item>
      </text:list>
      <text:p text:style-name="P8"/>
      <text:p text:style-name="P8">12) En mode interactif :</text:p>
      <text:p text:style-name="P8">◦ ctrl-C affiche une nouvelle invite sur une nouvelle ligne.<text:span text:style-name="T1"> Affiche controle + c + nouvelle ligne ou sort d'un programme sans afficher controle C</text:span></text:p>
      <text:p text:style-name="P8">◦ ctrl-D quitte le shell. <text:span text:style-name="T1">Quitte un programme + quitte le shell</text:span></text:p>
      <text:p text:style-name="P8">◦ ctrl- ne fait rien.</text:p>
      <text:p text:style-name="P8"/>
      <text:p text:style-name="P8">13) Votre shell doit implémenter les éléments intégrés suivants :</text:p>
      <text:p text:style-name="P8">◦ écho avec option -n</text:p>
      <text:p text:style-name="P8">◦ cd avec seulement un chemin relatif ou absolu</text:p>
      <text:p text:style-name="P8">◦ pwd sans options</text:p>
      <text:p text:style-name="P8">◦ exporter sans options</text:p>
      <text:p text:style-name="P8">◦ non défini sans options</text:p>
      <text:p text:style-name="P8">◦ env sans options ni arguments</text:p>
      <text:p text:style-name="P8">◦ quitter sans op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Helvetica, sans-serif"/>
    <style:font-face style:name="Roboto1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6M53S</meta:editing-duration>
    <meta:editing-cycles>6</meta:editing-cycles>
    <meta:generator>OpenOffice/4.1.10$Win32 OpenOffice.org_project/4110m2$Build-9807</meta:generator>
    <dc:date>2022-02-18T16:34:10</dc:date>
    <dc:creator>Amandine Cerdan</dc:creator>
    <meta:document-statistic meta:table-count="0" meta:image-count="0" meta:object-count="0" meta:page-count="2" meta:paragraph-count="49" meta:word-count="396" meta:character-count="2253"/>
    <meta:user-defined meta:name="Info 1"/>
    <meta:user-defined meta:name="Info 2"/>
    <meta:user-defined meta:name="Info 3"/>
    <meta:user-defined meta:name="Info 4"/>
  </office:meta>
</office:document-meta>
</file>